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tamina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7">
            <text:p>0.000167</text:p>
          </table:table-cell>
          <table:table-cell table:number-columns-repeated="8"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5"/>
          <table:table-cell office:value-type="string">
            <text:p>timeAvg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">
            <text:p>0.00016</text:p>
          </table:table-cell>
          <table:table-cell table:number-columns-repeated="2"/>
          <table:table-cell office:value-type="string">
            <text:p>sastp10</text:p>
          </table:table-cell>
          <table:table-cell office:value-type="string">
            <text:p>avg</text:p>
          </table:table-cell>
          <table:table-cell table:formula="of:=AVERAGE([.B2:.B31])" office:value-type="float" office:value="43.2979">
            <text:p>43.2979</text:p>
          </table:table-cell>
          <table:table-cell table:number-columns-repeated="3"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2:.B31])" office:value-type="float" office:value="0">
            <text:p>0</text:p>
          </table:table-cell>
          <table:table-cell table:formula="of:=AVERAGE([.C2:.C31])" office:value-type="float" office:value="0.000159379310344828">
            <text:p>0.0001593793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table:style-name="ce1" office:value-type="string">
            <text:p>0.000158</text:p>
          </table:table-cell>
          <table:table-cell table:number-columns-repeated="2"/>
          <table:table-cell office:value-type="string">
            <text:p>sastp20</text:p>
          </table:table-cell>
          <table:table-cell office:value-type="string">
            <text:p>avg</text:p>
          </table:table-cell>
          <table:table-cell table:formula="of:=AVERAGE([.B32:.B61])" office:value-type="float" office:value="69.2554">
            <text:p>69.2554</text:p>
          </table:table-cell>
          <table:table-cell table:number-columns-repeated="3"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32:.B61])" office:value-type="float" office:value="0">
            <text:p>0</text:p>
          </table:table-cell>
          <table:table-cell table:formula="of:=AVERAGE([.C32:.C61])" office:value-type="float" office:value="0.000220966666666667">
            <text:p>0.0002209667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2"/>
          <table:table-cell office:value-type="string">
            <text:p>sastp50</text:p>
          </table:table-cell>
          <table:table-cell office:value-type="string">
            <text:p>avg</text:p>
          </table:table-cell>
          <table:table-cell table:formula="of:=AVERAGE([.B62:.B91])" office:value-type="float" office:value="177.778">
            <text:p>177.778</text:p>
          </table:table-cell>
          <table:table-cell table:number-columns-repeated="3"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62:.B91])" office:value-type="float" office:value="0">
            <text:p>0</text:p>
          </table:table-cell>
          <table:table-cell table:formula="of:=AVERAGE([.C61:.C91])" office:value-type="float" office:value="0.00044858064516129">
            <text:p>0.0004485806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2"/>
          <table:table-cell office:value-type="string">
            <text:p>sastp100</text:p>
          </table:table-cell>
          <table:table-cell office:value-type="string">
            <text:p>avg</text:p>
          </table:table-cell>
          <table:table-cell table:formula="of:=AVERAGE([.B92:.B121])" office:value-type="float" office:value="376.028">
            <text:p>376.028</text:p>
          </table:table-cell>
          <table:table-cell table:number-columns-repeated="2"/>
          <table:table-cell table:formula="of:=AVERAGE([.E8:.E3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">
            <text:p>0.00016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92:.B121])" office:value-type="float" office:value="0">
            <text:p>0</text:p>
          </table:table-cell>
          <table:table-cell table:formula="of:=AVERAGE([.C92:.C121])" office:value-type="float" office:value="0.000975333333333333">
            <text:p>0.0009753333</text:p>
          </table:table-cell>
          <table:table-cell/>
          <table:table-cell table:formula="of:=STDEV([.E8:.E3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2"/>
          <table:table-cell office:value-type="string">
            <text:p>sastp200</text:p>
          </table:table-cell>
          <table:table-cell office:value-type="string">
            <text:p>avg</text:p>
          </table:table-cell>
          <table:table-cell table:formula="of:=AVERAGE([.B122:.B151])" office:value-type="float" office:value="798.596">
            <text:p>798.596</text:p>
          </table:table-cell>
          <table:table-cell table:number-columns-repeated="2"/>
          <table:table-cell table:formula="of:=AVERAGE([.E38:.E6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122:.B151])" office:value-type="float" office:value="0">
            <text:p>0</text:p>
          </table:table-cell>
          <table:table-cell table:formula="of:=AVERAGE([.C122:.C151])" office:value-type="float" office:value="0.0010823">
            <text:p>0.0010823</text:p>
          </table:table-cell>
          <table:table-cell/>
          <table:table-cell table:formula="of:=STDEV([.E38:.E6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9">
            <text:p>0.000169</text:p>
          </table:table-cell>
          <table:table-cell table:number-columns-repeated="2"/>
          <table:table-cell office:value-type="string">
            <text:p>sastp500</text:p>
          </table:table-cell>
          <table:table-cell office:value-type="string">
            <text:p>avg</text:p>
          </table:table-cell>
          <table:table-cell table:formula="of:=AVERAGE([.B152:.B181])" office:value-type="float" office:value="2030.35666666667">
            <text:p>2030.3566666667</text:p>
          </table:table-cell>
          <table:table-cell table:number-columns-repeated="2"/>
          <table:table-cell table:formula="of:=AVERAGE([.E68:.E9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152:.B181])" office:value-type="float" office:value="0.507416263404925">
            <text:p>0.5074162634</text:p>
          </table:table-cell>
          <table:table-cell table:formula="of:=AVERAGE([.C152:.C181])" office:value-type="float" office:value="0.00525453333333333">
            <text:p>0.0052545333</text:p>
          </table:table-cell>
          <table:table-cell/>
          <table:table-cell table:formula="of:=STDEV([.E68:.E9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">
            <text:p>0.00016</text:p>
          </table:table-cell>
          <table:table-cell table:number-columns-repeated="2"/>
          <table:table-cell office:value-type="string">
            <text:p>sastp1000</text:p>
          </table:table-cell>
          <table:table-cell office:value-type="string">
            <text:p>avg</text:p>
          </table:table-cell>
          <table:table-cell table:formula="of:=AVERAGE([.B182:.B211])" office:value-type="float" office:value="4300.38666666667">
            <text:p>4300.3866666667</text:p>
          </table:table-cell>
          <table:table-cell table:number-columns-repeated="2"/>
          <table:table-cell table:formula="of:=AVERAGE([.E98:.E12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182:.B211])" office:value-type="float" office:value="0.253708131702462">
            <text:p>0.2537081317</text:p>
          </table:table-cell>
          <table:table-cell table:formula="of:=AVERAGE([.C182:.C211])" office:value-type="float" office:value="0.0419410666666667">
            <text:p>0.0419410667</text:p>
          </table:table-cell>
          <table:table-cell/>
          <table:table-cell table:formula="of:=STDEV([.E98:.E12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7"/>
          <table:table-cell table:formula="of:=AVERAGE([.E128:.E15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7"/>
          <table:table-cell table:formula="of:=STDEV([.E128:.E15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7"/>
          <table:table-cell table:formula="of:=AVERAGE([.E158:.E18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7"/>
          <table:table-cell table:formula="of:=STDEV([.E158:.E18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7"/>
          <table:table-cell table:formula="of:=AVERAGE([.E188:.E21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7"/>
          <table:table-cell table:formula="of:=STDEV([.E188:.E21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1">
            <text:p>0.000161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2">
            <text:p>0.0002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6">
            <text:p>0.00021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2">
            <text:p>0.0002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6">
            <text:p>0.00021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3">
            <text:p>0.000223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5">
            <text:p>0.000215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2">
            <text:p>0.000222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77">
            <text:p>0.00027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">
            <text:p>0.0004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">
            <text:p>0.0004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3">
            <text:p>0.00045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9">
            <text:p>0.000459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132">
            <text:p>0.000132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9">
            <text:p>0.000459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8">
            <text:p>0.000458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77">
            <text:p>0.00047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6">
            <text:p>0.00045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2">
            <text:p>0.000462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71">
            <text:p>0.000471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85">
            <text:p>0.000485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6">
            <text:p>0.00045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6">
            <text:p>0.00045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7">
            <text:p>0.00045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3">
            <text:p>0.00046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5">
            <text:p>0.000455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6">
            <text:p>0.00046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4">
            <text:p>0.000464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9">
            <text:p>0.000459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517">
            <text:p>0.00051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5">
            <text:p>0.000455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86">
            <text:p>0.00048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7">
            <text:p>0.00045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3">
            <text:p>0.00046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8">
            <text:p>0.000468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5">
            <text:p>0.000465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543">
            <text:p>0.00054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3">
            <text:p>0.00046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2">
            <text:p>0.00046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305">
            <text:p>0.000305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9">
            <text:p>0.00098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8">
            <text:p>0.00098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6">
            <text:p>0.000976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8">
            <text:p>0.00097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8">
            <text:p>0.00098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9">
            <text:p>0.00098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37">
            <text:p>0.00103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06">
            <text:p>0.001006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1">
            <text:p>0.000981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92">
            <text:p>0.00099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9">
            <text:p>0.00097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4">
            <text:p>0.000984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8">
            <text:p>0.00098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19">
            <text:p>0.00101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303">
            <text:p>0.000303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95">
            <text:p>0.000995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326">
            <text:p>0.001326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1">
            <text:p>0.000981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5">
            <text:p>0.000985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2">
            <text:p>0.00098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97">
            <text:p>0.00099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08">
            <text:p>0.00100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">
            <text:p>0.001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28">
            <text:p>0.00102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">
            <text:p>0.0009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">
            <text:p>0.0009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5">
            <text:p>0.000975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1">
            <text:p>0.000981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54">
            <text:p>0.0015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3494">
            <text:p>0.00349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6">
            <text:p>0.000956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68">
            <text:p>0.000968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79">
            <text:p>0.00097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65">
            <text:p>0.000965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48">
            <text:p>0.000948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27">
            <text:p>0.00102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7">
            <text:p>0.00098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4">
            <text:p>0.00095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6">
            <text:p>0.000986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">
            <text:p>0.00095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19">
            <text:p>0.00101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114">
            <text:p>0.00111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9">
            <text:p>0.0009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64">
            <text:p>0.00096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06">
            <text:p>0.001006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59">
            <text:p>0.00105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2">
            <text:p>0.00098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7">
            <text:p>0.0009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34">
            <text:p>0.00103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1">
            <text:p>0.000951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4">
            <text:p>0.0010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88">
            <text:p>0.001088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1">
            <text:p>0.00101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7">
            <text:p>0.00098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67">
            <text:p>0.00106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79">
            <text:p>0.00097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4">
            <text:p>0.00098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08">
            <text:p>0.001008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03">
            <text:p>0.001003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352">
            <text:p>0.00535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222">
            <text:p>0.00522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018">
            <text:p>0.00501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978">
            <text:p>0.00597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35">
            <text:p>0.00503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88">
            <text:p>0.00518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57">
            <text:p>0.00515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2">
            <text:p>0.0051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279">
            <text:p>0.00527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69">
            <text:p>0.00506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28">
            <text:p>0.00502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7">
            <text:p>0.0050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85">
            <text:p>0.00508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15">
            <text:p>0.00501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41">
            <text:p>0.00504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261">
            <text:p>0.00526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53">
            <text:p>0.005153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428">
            <text:p>0.00542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84">
            <text:p>0.005184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32">
            <text:p>0.00513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82">
            <text:p>0.00518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47">
            <text:p>0.00514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51">
            <text:p>0.00515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946">
            <text:p>0.005946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412">
            <text:p>0.00541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479">
            <text:p>0.00547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995">
            <text:p>0.00599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">
            <text:p>0.005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06">
            <text:p>0.00506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349">
            <text:p>0.00534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1.32">
            <text:p>4301.32</text:p>
          </table:table-cell>
          <table:table-cell office:value-type="float" office:value="0.041558">
            <text:p>0.04155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1.32">
            <text:p>4301.32</text:p>
          </table:table-cell>
          <table:table-cell office:value-type="float" office:value="0.041447">
            <text:p>0.04144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792">
            <text:p>0.04179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116">
            <text:p>0.042116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3808">
            <text:p>0.04380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91">
            <text:p>0.04291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935">
            <text:p>0.04193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634">
            <text:p>0.04163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284">
            <text:p>0.04228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32">
            <text:p>0.04143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269">
            <text:p>0.04226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78">
            <text:p>0.04147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94">
            <text:p>0.04149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23">
            <text:p>0.041523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49">
            <text:p>0.04144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797">
            <text:p>0.04179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85">
            <text:p>0.04148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657">
            <text:p>0.04265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48">
            <text:p>0.04154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3826">
            <text:p>0.043826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89">
            <text:p>0.04158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035">
            <text:p>0.04203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02">
            <text:p>0.04140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629">
            <text:p>0.04162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82">
            <text:p>0.04158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34">
            <text:p>0.04143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056">
            <text:p>0.042056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62">
            <text:p>0.04156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519">
            <text:p>0.04251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982">
            <text:p>0.041982</text:p>
          </table:table-cell>
          <table:table-cell table:number-columns-repeated="8"/>
        </table:table-row>
        <table:table-row table:style-name="ro1" table:number-rows-repeated="10483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1T14:58:25</dc:date>
    <meta:generator>LibreOffice/3.5$Linux_X86_64 LibreOffice_project/350m1$Build-2</meta:generator>
    <meta:editing-duration>PT1H56M</meta:editing-duration>
    <meta:editing-cycles>8</meta:editing-cycles>
    <meta:document-statistic meta:table-count="1" meta:cell-count="690" meta:object-count="0"/>
  </office:meta>
</office:document-meta>
</file>